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bd69f" officeooo:paragraph-rsid="001bd6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</text:p>
      <text:p text:style-name="P1"><text:s text:c="4"/>The Class Incharge,</text:p>
      <text:p text:style-name="P1"><text:s text:c="5"/>II BCA,</text:p>
      <text:p text:style-name="P1"><text:s text:c="4"/>Department of Computer Applications – Shift II</text:p>
      <text:p text:style-name="P1"><text:s text:c="4"/>Shri Shankalal Sundarbai Shasun Jain College for Women,</text:p>
      <text:p text:style-name="P1"><text:s text:c="4"/>Chennai</text:p>
      <text:p text:style-name="P1">To</text:p>
      <text:p text:style-name="P1"/>
      <text:p text:style-name="P1"/>
      <text:p text:style-name="P1"/>
      <text:p text:style-name="P1"/>
      <text:p text:style-name="P1"/>
      <text:p text:style-name="P1">Respected Madam,</text:p>
      <text:p text:style-name="P1"><text:s text:c="6"/>Sub: Inviting for Alumini Meet – REG.</text:p>
      <text:p text:style-name="P1"><text:tab/>We , the department of Computer Apllication invites you for the Alumini meen on 26.01.25. We are pleased to welcome you to recollect your sweet memories .</text:p>
      <text:p text:style-name="P1">Thank you,</text:p>
      <text:p text:style-name="P1">with Regards,</text:p>
      <text:p text:style-name="P1">K.Van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0T23:57:46.640000000</meta:creation-date>
    <dc:date>2023-02-21T00:14:48.501000000</dc:date>
    <meta:editing-duration>PT17M4S</meta:editing-duration>
    <meta:editing-cycles>1</meta:editing-cycles>
    <meta:document-statistic meta:table-count="0" meta:image-count="0" meta:object-count="0" meta:page-count="1" meta:paragraph-count="13" meta:word-count="62" meta:character-count="404" meta:non-whitespace-character-count="325"/>
    <meta:generator>LibreOffice/7.4.3.2$Windows_X86_64 LibreOffice_project/1048a8393ae2eeec98dff31b5c133c5f1d08b890</meta:generator>
  </office:meta>
</office:document-meta>
</file>